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DefaultEventAspectContext.DefaultEventAspectContext( EventAspectChain chai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ventAspectContext.getEventConvert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AspectContext.getObjectModel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AspectContext.getEventPublish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DefaultEventAspectContext.getAspectParameter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AspectContext.invokeNext( PortalService servic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DefaultEventAspectContext.setObjectModel( Map map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AspectContext.setEventConverter( EventConverter convert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DefaultEventAspectContext.setEventPublisher( Publisher publish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